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268e" officeooo:paragraph-rsid="0003268e"/>
    </style:style>
    <style:style style:name="P2" style:family="paragraph" style:parent-style-name="Standard">
      <style:text-properties officeooo:rsid="0003268e" officeooo:paragraph-rsid="000521c2"/>
    </style:style>
    <style:style style:name="P3" style:family="paragraph" style:parent-style-name="Standard">
      <style:text-properties style:text-underline-style="solid" style:text-underline-width="auto" style:text-underline-color="font-color" fo:font-weight="bold" officeooo:rsid="000575f2" officeooo:paragraph-rsid="000575f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4887" officeooo:paragraph-rsid="000d488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42bc3" officeooo:paragraph-rsid="00142bc3" style:font-weight-asian="bold" style:font-weight-complex="bold"/>
    </style:style>
    <style:style style:name="P6" style:family="paragraph" style:parent-style-name="Standard">
      <style:text-properties style:text-underline-style="solid" style:text-underline-width="auto" style:text-underline-color="font-color" officeooo:rsid="0007f19b" officeooo:paragraph-rsid="0007f19b"/>
    </style:style>
    <style:style style:name="P7" style:family="paragraph" style:parent-style-name="Standard">
      <style:text-properties style:text-underline-style="solid" style:text-underline-width="auto" style:text-underline-color="font-color" officeooo:rsid="000979e6" officeooo:paragraph-rsid="000979e6"/>
    </style:style>
    <style:style style:name="P8" style:family="paragraph" style:parent-style-name="Standard">
      <style:text-properties fo:font-size="15pt" fo:font-style="normal" style:text-underline-style="solid" style:text-underline-width="auto" style:text-underline-color="font-color" fo:font-weight="bold" officeooo:rsid="0003268e" officeooo:paragraph-rsid="0003268e" style:font-size-asian="15pt" style:font-style-asian="normal" style:font-weight-asian="bold" style:font-size-complex="15pt" style:font-style-complex="normal" style:font-weight-complex="bold"/>
    </style:style>
    <style:style style:name="P9" style:family="paragraph" style:parent-style-name="Standard">
      <style:text-properties fo:font-size="15pt" style:text-underline-style="solid" style:text-underline-width="auto" style:text-underline-color="font-color" fo:font-weight="bold" officeooo:rsid="0003268e" officeooo:paragraph-rsid="0003268e" style:font-size-asian="15pt" style:font-weight-asian="bold" style:font-size-complex="15pt" style:font-weight-complex="bold"/>
    </style:style>
    <style:style style:name="P10" style:family="paragraph" style:parent-style-name="Standard">
      <style:text-properties officeooo:rsid="000521c2" officeooo:paragraph-rsid="000521c2"/>
    </style:style>
    <style:style style:name="P11" style:family="paragraph" style:parent-style-name="Standard">
      <style:paragraph-properties style:line-height-at-least="0.503cm"/>
      <style:text-properties fo:color="#d4d4d4" style:font-name="Droid Sans Mono" fo:font-size="10.5pt" fo:font-weight="normal" fo:background-color="#1e1e1e"/>
    </style:style>
    <style:style style:name="P12" style:family="paragraph" style:parent-style-name="Standard">
      <style:paragraph-properties style:line-height-at-least="0.503cm"/>
      <style:text-properties fo:color="#d4d4d4" style:font-name="Droid Sans Mono" fo:font-size="10.5pt" fo:font-weight="normal" officeooo:paragraph-rsid="000575f2" fo:background-color="#1e1e1e"/>
    </style:style>
    <style:style style:name="P13" style:family="paragraph" style:parent-style-name="Standard">
      <style:paragraph-properties style:line-height-at-least="0.503cm"/>
      <style:text-properties fo:color="#d4d4d4" style:font-name="Droid Sans Mono" fo:font-size="10.5pt" fo:font-weight="normal" officeooo:paragraph-rsid="000f0fa8" fo:background-color="#1e1e1e"/>
    </style:style>
    <style:style style:name="P14" style:family="paragraph" style:parent-style-name="Standard">
      <style:paragraph-properties style:line-height-at-least="0.503cm"/>
      <style:text-properties fo:color="#d4d4d4" style:font-name="Droid Sans Mono" fo:font-size="10.5pt" fo:font-weight="normal" officeooo:paragraph-rsid="00142bc3" fo:background-color="#1e1e1e"/>
    </style:style>
    <style:style style:name="P15" style:family="paragraph" style:parent-style-name="Standard">
      <style:text-properties fo:color="#d4d4d4" style:font-name="Droid Sans Mono" fo:font-size="10.5pt" fo:font-weight="normal" officeooo:rsid="000521c2" officeooo:paragraph-rsid="000521c2" fo:background-color="#1e1e1e"/>
    </style:style>
    <style:style style:name="P16" style:family="paragraph" style:parent-style-name="Standard">
      <style:text-properties fo:color="#d4d4d4" style:font-name="Droid Sans Mono" fo:font-size="10.5pt" fo:font-weight="normal" officeooo:rsid="000575f2" officeooo:paragraph-rsid="000575f2" fo:background-color="#1e1e1e"/>
    </style:style>
    <style:style style:name="P17" style:family="paragraph" style:parent-style-name="Standard">
      <style:text-properties fo:color="#d4d4d4" style:font-name="Droid Sans Mono" fo:font-size="10.5pt" fo:font-weight="normal" officeooo:rsid="000979e6" officeooo:paragraph-rsid="000979e6" fo:background-color="#1e1e1e"/>
    </style:style>
    <style:style style:name="P18" style:family="paragraph" style:parent-style-name="Standard">
      <style:text-properties fo:color="#d4d4d4" style:font-name="Droid Sans Mono" fo:font-size="10.5pt" fo:font-weight="normal" officeooo:rsid="000f0fa8" officeooo:paragraph-rsid="000f0fa8" fo:background-color="#1e1e1e"/>
    </style:style>
    <style:style style:name="P19" style:family="paragraph" style:parent-style-name="Standard">
      <style:text-properties fo:color="#d4d4d4" style:font-name="Droid Sans Mono" fo:font-size="10.5pt" fo:font-weight="normal" officeooo:paragraph-rsid="001328c9" fo:background-color="#1e1e1e"/>
    </style:style>
    <style:style style:name="P20" style:family="paragraph" style:parent-style-name="Standard">
      <style:text-properties fo:color="#d4d4d4" style:font-name="Droid Sans Mono" fo:font-size="10.5pt" fo:font-weight="normal" officeooo:rsid="00142bc3" officeooo:paragraph-rsid="00142bc3" fo:background-color="#1e1e1e"/>
    </style:style>
    <style:style style:name="P21" style:family="paragraph" style:parent-style-name="Standard">
      <style:text-properties fo:color="#d4d4d4" style:font-name="Droid Sans Mono" fo:font-size="10.5pt" style:text-underline-style="none" fo:font-weight="normal" officeooo:rsid="000963ae" officeooo:paragraph-rsid="000963ae" fo:background-color="#1e1e1e" style:font-size-asian="12pt" style:font-weight-asian="normal" style:font-size-complex="12pt" style:font-weight-complex="normal"/>
    </style:style>
    <style:style style:name="P22" style:family="paragraph" style:parent-style-name="Standard">
      <style:text-properties officeooo:rsid="000575f2" officeooo:paragraph-rsid="000575f2"/>
    </style:style>
    <style:style style:name="P23" style:family="paragraph" style:parent-style-name="Standard">
      <style:text-properties style:text-underline-style="none" fo:font-weight="normal" officeooo:rsid="000575f2" officeooo:paragraph-rsid="000575f2" style:font-weight-asian="normal" style:font-weight-complex="normal"/>
    </style:style>
    <style:style style:name="P24" style:family="paragraph" style:parent-style-name="Standard">
      <style:text-properties style:text-underline-style="none" fo:font-weight="normal" officeooo:rsid="000575f2" officeooo:paragraph-rsid="000590f7" style:font-weight-asian="normal" style:font-weight-complex="normal"/>
    </style:style>
    <style:style style:name="P25" style:family="paragraph" style:parent-style-name="Standard">
      <style:text-properties style:text-underline-style="none" fo:font-weight="normal" officeooo:rsid="000590f7" officeooo:paragraph-rsid="000590f7" style:font-weight-asian="normal" style:font-weight-complex="normal"/>
    </style:style>
    <style:style style:name="P26" style:family="paragraph" style:parent-style-name="Standard">
      <style:text-properties style:text-underline-style="none" fo:font-weight="normal" officeooo:rsid="000b48fa" officeooo:paragraph-rsid="000b48fa" style:font-weight-asian="normal" style:font-weight-complex="normal"/>
    </style:style>
    <style:style style:name="P27" style:family="paragraph" style:parent-style-name="Standard">
      <style:text-properties style:text-underline-style="none" fo:font-weight="normal" officeooo:rsid="00104329" officeooo:paragraph-rsid="00104329" style:font-weight-asian="normal" style:font-weight-complex="normal"/>
    </style:style>
    <style:style style:name="P28" style:family="paragraph" style:parent-style-name="Standard">
      <style:text-properties officeooo:paragraph-rsid="000590f7"/>
    </style:style>
    <style:style style:name="P29" style:family="paragraph" style:parent-style-name="Standard">
      <style:text-properties officeooo:rsid="000590f7" officeooo:paragraph-rsid="000590f7"/>
    </style:style>
    <style:style style:name="P30" style:family="paragraph" style:parent-style-name="Standard">
      <style:text-properties officeooo:rsid="0007f19b" officeooo:paragraph-rsid="0007f19b"/>
    </style:style>
    <style:style style:name="P31" style:family="paragraph" style:parent-style-name="Standard">
      <style:text-properties officeooo:paragraph-rsid="0007f19b"/>
    </style:style>
    <style:style style:name="P32" style:family="paragraph" style:parent-style-name="Standard">
      <style:text-properties fo:font-size="12pt" style:text-underline-style="solid" style:text-underline-width="auto" style:text-underline-color="font-color" fo:font-weight="bold" officeooo:rsid="000963ae" officeooo:paragraph-rsid="000963ae" style:font-size-asian="12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normal" officeooo:rsid="000963ae" officeooo:paragraph-rsid="000963ae" style:font-size-asian="12pt" style:font-weight-asian="normal" style:font-size-complex="12pt" style:font-weight-complex="normal"/>
    </style:style>
    <style:style style:name="P34" style:family="paragraph" style:parent-style-name="Standard">
      <style:text-properties fo:font-size="12pt" style:text-underline-style="none" fo:font-weight="normal" officeooo:rsid="000963ae" officeooo:paragraph-rsid="000963ae" style:font-size-asian="12pt" style:font-weight-asian="normal" style:font-size-complex="12pt" style:font-weight-complex="normal"/>
    </style:style>
    <style:style style:name="P35" style:family="paragraph" style:parent-style-name="Standard">
      <style:text-properties fo:font-size="12pt" fo:font-weight="normal" officeooo:paragraph-rsid="000963ae"/>
    </style:style>
    <style:style style:name="P36" style:family="paragraph" style:parent-style-name="Standard">
      <style:text-properties officeooo:rsid="000979e6" officeooo:paragraph-rsid="000979e6"/>
    </style:style>
    <style:style style:name="P37" style:family="paragraph" style:parent-style-name="Standard">
      <style:paragraph-properties style:line-height-at-least="0.503cm"/>
    </style:style>
    <style:style style:name="P38" style:family="paragraph" style:parent-style-name="Standard">
      <style:text-properties officeooo:rsid="000d4887" officeooo:paragraph-rsid="000d4887"/>
    </style:style>
    <style:style style:name="P39" style:family="paragraph" style:parent-style-name="Standard">
      <style:paragraph-properties style:line-height-at-least="0.503cm"/>
      <style:text-properties fo:color="#6a9955" style:font-name="Droid Sans Mono" fo:font-size="10.5pt" fo:font-weight="normal" fo:background-color="#1e1e1e"/>
    </style:style>
    <style:style style:name="P40" style:family="paragraph" style:parent-style-name="Standard">
      <style:text-properties fo:color="#6a9955" style:font-name="Droid Sans Mono" fo:font-size="10.5pt" fo:font-weight="normal" officeooo:rsid="000d4887" officeooo:paragraph-rsid="000f0fa8" fo:background-color="#1e1e1e"/>
    </style:style>
    <style:style style:name="P41" style:family="paragraph" style:parent-style-name="Standard">
      <style:text-properties officeooo:rsid="000f0fa8" officeooo:paragraph-rsid="000f0fa8"/>
    </style:style>
    <style:style style:name="P42" style:family="paragraph" style:parent-style-name="Standard">
      <style:text-properties officeooo:rsid="000f0fa8" officeooo:paragraph-rsid="000f7766"/>
    </style:style>
    <style:style style:name="P43" style:family="paragraph" style:parent-style-name="Standard">
      <style:text-properties officeooo:rsid="000f7766" officeooo:paragraph-rsid="000f7766"/>
    </style:style>
    <style:style style:name="P44" style:family="paragraph" style:parent-style-name="Standard">
      <style:text-properties officeooo:rsid="001328c9" officeooo:paragraph-rsid="001328c9"/>
    </style:style>
    <style:style style:name="P45" style:family="paragraph" style:parent-style-name="Standard">
      <style:text-properties officeooo:rsid="00142bc3" officeooo:paragraph-rsid="00142bc3"/>
    </style:style>
    <style:style style:name="P46" style:family="paragraph" style:parent-style-name="Standard">
      <style:text-properties officeooo:rsid="0015cb58" officeooo:paragraph-rsid="0015cb58"/>
    </style:style>
    <style:style style:name="P47" style:family="paragraph" style:parent-style-name="Standard">
      <style:text-properties officeooo:paragraph-rsid="0015cb58"/>
    </style:style>
    <style:style style:name="P48" style:family="paragraph" style:parent-style-name="Standard">
      <style:text-properties officeooo:rsid="00173e05" officeooo:paragraph-rsid="00173e05"/>
    </style:style>
    <style:style style:name="T1" style:family="text">
      <style:text-properties officeooo:rsid="000521c2"/>
    </style:style>
    <style:style style:name="T2" style:family="text">
      <style:text-properties fo:color="#9cdcfe"/>
    </style:style>
    <style:style style:name="T3" style:family="text">
      <style:text-properties fo:color="#9cdcfe" style:font-name="Droid Sans Mono" fo:font-size="10.5pt" fo:font-weight="normal" fo:background-color="#1e1e1e" loext:char-shading-value="0"/>
    </style:style>
    <style:style style:name="T4" style:family="text">
      <style:text-properties fo:color="#9cdcfe" style:font-name="Droid Sans Mono" fo:font-size="10.5pt" fo:background-color="#1e1e1e" loext:char-shading-value="0"/>
    </style:style>
    <style:style style:name="T5" style:family="text">
      <style:text-properties fo:color="#9cdcfe" officeooo:rsid="001328c9"/>
    </style:style>
    <style:style style:name="T6" style:family="text">
      <style:text-properties fo:color="#b5cea8"/>
    </style:style>
    <style:style style:name="T7" style:family="text">
      <style:text-properties style:text-underline-style="solid" style:text-underline-width="auto" style:text-underline-color="font-color"/>
    </style:style>
    <style:style style:name="T8" style:family="text">
      <style:text-properties officeooo:rsid="000575f2"/>
    </style:style>
    <style:style style:name="T9" style:family="text">
      <style:text-properties officeooo:rsid="000590f7"/>
    </style:style>
    <style:style style:name="T10" style:family="text">
      <style:text-properties style:text-underline-style="none" fo:font-weight="normal" officeooo:rsid="000590f7" style:font-weight-asian="normal" style:font-weight-complex="normal"/>
    </style:style>
    <style:style style:name="T11" style:family="text">
      <style:text-properties style:text-underline-style="none" officeooo:rsid="000963ae" style:font-size-asian="12pt" style:font-weight-asian="normal" style:font-size-complex="12pt" style:font-weight-complex="normal"/>
    </style:style>
    <style:style style:name="T12" style:family="text">
      <style:text-properties officeooo:rsid="0007f19b"/>
    </style:style>
    <style:style style:name="T13" style:family="text">
      <style:text-properties fo:color="#d4d4d4" style:font-name="Droid Sans Mono" fo:font-size="10.5pt" fo:font-weight="normal" fo:background-color="#1e1e1e" loext:char-shading-value="0"/>
    </style:style>
    <style:style style:name="T14" style:family="text">
      <style:text-properties fo:color="#d4d4d4" style:font-name="Droid Sans Mono" fo:font-size="10.5pt" fo:background-color="#1e1e1e" loext:char-shading-value="0"/>
    </style:style>
    <style:style style:name="T15" style:family="text">
      <style:text-properties fo:color="#ce9178"/>
    </style:style>
    <style:style style:name="T16" style:family="text">
      <style:text-properties fo:color="#ce9178" style:font-name="Droid Sans Mono" fo:font-size="10.5pt" fo:font-weight="normal" fo:background-color="#1e1e1e" loext:char-shading-value="0"/>
    </style:style>
    <style:style style:name="T17" style:family="text">
      <style:text-properties fo:color="#ce9178" style:font-name="Droid Sans Mono" fo:font-size="10.5pt" fo:background-color="#1e1e1e" loext:char-shading-value="0"/>
    </style:style>
    <style:style style:name="T18" style:family="text">
      <style:text-properties fo:color="#ce9178" officeooo:rsid="000963ae"/>
    </style:style>
    <style:style style:name="T19" style:family="text">
      <style:text-properties fo:color="#ce9178" officeooo:rsid="001328c9"/>
    </style:style>
    <style:style style:name="T20" style:family="text">
      <style:text-properties officeooo:rsid="000963ae"/>
    </style:style>
    <style:style style:name="T21" style:family="text">
      <style:text-properties fo:color="#dcdcaa"/>
    </style:style>
    <style:style style:name="T22" style:family="text">
      <style:text-properties fo:color="#dcdcaa" style:font-name="Droid Sans Mono" fo:font-size="10.5pt" fo:font-weight="normal" fo:background-color="#1e1e1e" loext:char-shading-value="0"/>
    </style:style>
    <style:style style:name="T23" style:family="text">
      <style:text-properties fo:color="#569cd6"/>
    </style:style>
    <style:style style:name="T24" style:family="text">
      <style:text-properties fo:color="#569cd6" style:font-name="Droid Sans Mono" fo:font-size="10.5pt" fo:background-color="#1e1e1e" loext:char-shading-value="0"/>
    </style:style>
    <style:style style:name="T25" style:family="text">
      <style:text-properties fo:color="#808080"/>
    </style:style>
    <style:style style:name="T26" style:family="text">
      <style:text-properties fo:color="#808080" style:font-name="Droid Sans Mono" fo:font-size="10.5pt" fo:background-color="#1e1e1e" loext:char-shading-value="0"/>
    </style:style>
    <style:style style:name="T27" style:family="text">
      <style:text-properties fo:color="#4ec9b0"/>
    </style:style>
    <style:style style:name="T28" style:family="text">
      <style:text-properties fo:color="#4ec9b0" style:font-name="Droid Sans Mono" fo:font-size="10.5pt" fo:background-color="#1e1e1e" loext:char-shading-value="0"/>
    </style:style>
    <style:style style:name="T29" style:family="text">
      <style:text-properties fo:color="#c586c0"/>
    </style:style>
    <style:style style:name="T30" style:family="text">
      <style:text-properties fo:color="#c586c0" officeooo:rsid="001328c9"/>
    </style:style>
    <style:style style:name="T31" style:family="text">
      <style:text-properties officeooo:rsid="000a7837"/>
    </style:style>
    <style:style style:name="T32" style:family="text">
      <style:text-properties officeooo:rsid="000d4887"/>
    </style:style>
    <style:style style:name="T33" style:family="text">
      <style:text-properties officeooo:rsid="000f0fa8"/>
    </style:style>
    <style:style style:name="T34" style:family="text">
      <style:text-properties officeooo:rsid="000f7766"/>
    </style:style>
    <style:style style:name="T35" style:family="text">
      <style:text-properties officeooo:rsid="001328c9"/>
    </style:style>
    <style:style style:name="T36" style:family="text">
      <style:text-properties officeooo:rsid="0015cb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sos para empezar:</text:p>
      <text:p text:style-name="P1">1) En la carpeta en donde vayas a crear la carpeta de la app haces expo init "nombre del proyecto".</text:p>
      <text:p text:style-name="P1">Te va a dar a elegir el template (siempre le pongo blank) y de ahi el nombre de la app (generalmente pongo el mismo que del proyecto, ni idea para que sirve bien). Despues de eso esperas (tarda un rato).</text:p>
      <text:p text:style-name="P1">2) De ahi te va a decir que hagas</text:p>
      <text:p text:style-name="P1">cd nombre del proyecto</text:p>
      <text:p text:style-name="P1">expo start (siempre que vayas a arrancar la app lo usas)</text:p>
      <text:p text:style-name="P1">3) Se va a iniciar el proyecto, va a tardar otro rato (como siempre...). Hay que esperar hasta que aparezca el código QR y que se abra una ventana/pestaña con el Metro Bundler o algo asi, donde podes configurar cosas.</text:p>
      <text:p text:style-name="P1"/>
      <text:p text:style-name="P1">Para estar loggeado:</text:p>
      <text:p text:style-name="P1">ANTES de hacer expo start (y sino cerrala con ctrl+c y abrila despues) tenes que poner</text:p>
      <text:p text:style-name="P1">expo login</text:p>
      <text:p text:style-name="P1">y ahi te va a pedir el usuario y contraseña (tenes que tener una cuenta, si no tenes ni idea como loggearte, antes lo hice por la app creo, y sino por la pag de expo tambien debes poder).</text:p>
      <text:p text:style-name="P1">Si te dice succesfull y que estas logeado ya esta, volve a abrir la app con expo start.</text:p>
      <text:p text:style-name="P1">Nota: cuando se abre el Metro Bundler deberia decirte arriba "LOGGED IN AS 'tuUsuario'"</text:p>
      <text:p text:style-name="P1"/>
      <text:p text:style-name="P1">Para abrir con el celu:</text:p>
      <text:p text:style-name="P1">Importante: tener la app de Expo y loggearte.</text:p>
      <text:p text:style-name="P1">De ahi podes abrir de 2 formas:</text:p>
      <text:p text:style-name="P1">*Con el codigo QR, lo escaneas de la terminal o del Metro Bundler (del metro no me funciona casi nunca pero we)</text:p>
      <text:p text:style-name="P1">*Te deberia aparecer el nombre de la app abajo de "RECENTLY IN DEVELOPMENT" (aca se ponen los proyectos que tengas abiertos en el momento). Si le das click deberia abrirte la app.</text:p>
      <text:p text:style-name="P1">Nota: suele tardar bastante la 1ra vez (obvio, como siempre x2).</text:p>
      <text:p text:style-name="P1"/>
      <text:p text:style-name="P1">En el metro bundler (y abajo a la derecha en la app) aparece </text:p>
      <text:p text:style-name="P1">"Building JavaScript bundle: % y un porcentaje" mientras la app se esta iniciando (cuando se actualiza pasa lo mismo, o deberia…)</text:p>
      <text:p text:style-name="P1"/>
      <text:p text:style-name="P22">NOTA: En el metro bundler donde dice CONNECTION hay varias opciones: Tunnel, LAN y Local. Si queres ir viendo lo que haces en el celu mejor deja activada la LAN, esto quiere decir que mientras esten en la misma LAN se pueden comunicar por ahi (asegurate de que el celu este conectado al mismo wifi que la compu, parece algo obvio peeeeeeeero...)</text:p>
      <text:p text:style-name="P1"/>
      <text:p text:style-name="P1">La primera imagen de la app es una pantalla toda blanca con un mensaje en el centro que dice:</text:p>
      <text:p text:style-name="P1">"Open up App.js to start working on your app!" (si, solo eso)</text:p>
      <text:p text:style-name="P1"/>
      <text:p text:style-name="P1">Podes abrir el proyecto en el Visual Code (es livianito, pero cuando queres desarrollar apps le hace honor a su padre, el Visual Studio, porque se clava cada 10/15 mins, <text:span text:style-name="T8">igual es de lo mejorcito</text:span>)</text:p>
      <text:p text:style-name="P1"/>
      <text:p text:style-name="P1">Está bueno instalarle algunos snipets (son como esos atajos de teclados, tipo pones 3 letritas + tab y te aparecen 74859 lineas de código ya escrito, esta copado, asi no tenes que escribir como boluda como venis haciendo, y pausando el video del curso tratando de copiar lo que aparecio en 2segs). Hay muchos snipets, creo que los mejores son los que tienen 5 estrellas, que se yo, por algo llegaron ahi. Igual no le instales demasiados, porque se va a colgar <text:span text:style-name="T8">mucho</text:span> capaz.</text:p>
      <text:p text:style-name="P1"/>
      <text:p text:style-name="P9">Snipets:</text:p>
      <text:p text:style-name="P1"><text:soft-page-break/>rnc: crea un componente de react-native (cuando creas un nuevo archivo lo usas casi siempre, te aparecen los imports, la clase extends de React.Component y los styles, que es lo basico que necesitas)</text:p>
      <text:p text:style-name="P1"/>
      <text:p text:style-name="P1"/>
      <text:p text:style-name="P1"/>
      <text:p text:style-name="P9">Instalaciones en el VSCode <text:span text:style-name="T8">(eslint)</text:span></text:p>
      <text:p text:style-name="P1">Para instalar eslint y todo lo demas que instala el pibe del curso tenes que hacer (en la carpeta del proyecto):</text:p>
      <text:p text:style-name="P1">npm install –save-dev eslint babel-eslint prettier-eslint</text:p>
      <text:p text:style-name="P1">(va a tardar un rato y descargar todas esas cosas que nose bien para que sirven) y despues:</text:p>
      <text:p text:style-name="P1">./node_modules/.bin/eslint –init</text:p>
      <text:p text:style-name="P31"><text:span text:style-name="T12">De ahi hay que ir al archivo .eslintrc.json y abajo de donde diga </text:span><text:span text:style-name="T3">extends"</text:span><text:span text:style-name="T13">: </text:span><text:span text:style-name="T16">"airbnb"</text:span><text:span text:style-name="T13">,</text:span></text:p>
      <text:p text:style-name="P31"><text:span text:style-name="T12">hay que poner </text:span><text:span text:style-name="T3">"parser"</text:span><text:span text:style-name="T13">: </text:span><text:span text:style-name="T16">"babel-eslint"</text:span><text:span text:style-name="T13">,</text:span></text:p>
      <text:p text:style-name="P6"/>
      <text:p text:style-name="P1">El eslint por lo que entendi es como un corrector de sintaxis, de semantica, de inicializaciones, de funciones, de puntos y comas, de parentesis, de ortografia, de ojeras, de manchitas de la piel, etc, etc, etc… corrige todo el culiado, no se le escapa nada, y se pone insoportable, asi que cuando moleste demasiado podes bloquear esos errores para que no los tire mas y no joda (ojo con bloquear los importantes, bloquea solamente si estas segura de que solo molesta, proba ejecutar la app y si anda bien entonces los errores del eslint no son graves).</text:p>
      <text:p text:style-name="P30">Errores comunes no graves: variable declarada y no usada, <text:span text:style-name="T20">styles usados antes de definirlos, etc.</text:span></text:p>
      <text:p text:style-name="P1"/>
      <text:p text:style-name="P1">Para bloquear errores molestos: </text:p>
      <text:p text:style-name="P1">Cuando instalas el eslint se crea un archivo en la carpeta del proyecto que se llama “.eslintrc.json”.</text:p>
      <text:p text:style-name="P1">Si lo abris tiene un monton de cosas, vas a abajo del todo donde dice “rules” y ahi en los corchetes que hay tenes que pegar el nombre del error, asi:</text:p>
      <text:p text:style-name="P1">nombre_del_error: 0</text:p>
      <text:p text:style-name="P2">De donde sacas el nombre_del_error? <text:span text:style-name="T1">Pasas el cursor por el error subrayado y te sale una descripcion, en una parte a la derecha dice:</text:span></text:p>
      <text:p text:style-name="P10">eslint(nombre_del_error)</text:p>
      <text:p text:style-name="P10">entonces copias lo que diga entre parentesis y lo agregas al archivo de arriba (entre comillas)</text:p>
      <text:p text:style-name="P10">Ejemplo (esto tengo ahora en la parte de rules de ese archivo):</text:p>
      <text:p text:style-name="P15"><text:span text:style-name="T2">"rules"</text:span>: {</text:p>
      <text:p text:style-name="P11"><text:span text:style-name="T2">"react/jsx-filename-extension"</text:span>: <text:span text:style-name="T6">0</text:span>,</text:p>
      <text:p text:style-name="P11"><text:span text:style-name="T2">"no-use-before-define"</text:span>: <text:span text:style-name="T6">0</text:span>,</text:p>
      <text:p text:style-name="P11"><text:span text:style-name="T2">"react/prefer-stateless-function"</text:span>: <text:span text:style-name="T6">0</text:span>,</text:p>
      <text:p text:style-name="P11"><text:span text:style-name="T2">"react/destructuring-assignment"</text:span>: <text:span text:style-name="T6">0</text:span></text:p>
      <text:p text:style-name="P12">}</text:p>
      <text:p text:style-name="P10"/>
      <text:p text:style-name="P10"/>
      <text:p text:style-name="P22">NOTA: pareciera que el eslint es una bosta que solo molesta, y si bien eso parece, en realidad tiene su utilidad: GENERALMENTE corrige el codigo solito cuando guardas (ctrl+s), osea no te va a corregir todo tu código asqueroso o agregar lo que te olvidaste, pero por ej lo indenta solo, asi que es facil darte cuenta de cuando tenes un error como un parentesis o corchete. Muchas veces elimina las cosas redundantes, como algunos returns, parentesis o cosas que estan al pedo. Osea que para algo sirve, que se yo, yo lo dejaria.</text:p>
      <text:p text:style-name="P22"/>
      <text:p text:style-name="P22">SE SUPONE que si das ctrl+s en el VSCode se actualiza la app en el celu (si la tenes abierta ahi). Esto a veces no pasa, aun nose por que, y cuando lo resuelvo no tengo idea de como, pero bueno, deberia hacerlo, ya que asi podes ir probando a medida que vas escribiendo codigo para ver si funciona.</text:p>
      <text:p text:style-name="P22"><text:soft-page-break/></text:p>
      <text:p text:style-name="P3">React Native Debugger:</text:p>
      <text:p text:style-name="P23">Este debugger es basicamente para ir viendo lo que va ocurriendo con la app. Por ej cuando se inicializa o actualiza, y tambien se muestran todo lo que pongas en console.log().</text:p>
      <text:p text:style-name="P23">Como se abre? Mmm ni idea</text:p>
      <text:p text:style-name="P24">Se usa en el navegador mismo, en una pestaña cualquiera, la URL es:</text:p>
      <text:p text:style-name="P25">http://direccion_IP:el_puerto_de_la_APP/debugger-ui/</text:p>
      <text:p text:style-name="P28"><text:span text:style-name="T10">Ejemplo: </text:span><text:a xlink:type="simple" xlink:href="http://192.168.0.12:19001/debugger-ui/" text:style-name="Internet_20_link" text:visited-style-name="Visited_20_Internet_20_Link">http://192.168.0.12:19001/debugger-ui/</text:a></text:p>
      <text:p text:style-name="P25">Direccion IP: aparece en el Metro Bundler (si lo tenes en LAN).</text:p>
      <text:p text:style-name="P28"><text:span text:style-name="T10">Puerto: aparece en la URL del metro bundler (la url es </text:span>http://localhost:<text:span text:style-name="T9">numero_de_puerto)</text:span></text:p>
      <text:p text:style-name="P29"/>
      <text:p text:style-name="P29">De ahi solo pones ctrl+12 y abris la consola (si es la consola de las pags web, una bosta)<text:span text:style-name="T7"> </text:span></text:p>
      <text:p text:style-name="P25">Igualmente no siempre funciona asi (nunca) y generalmente tenes que activarla desde el celu.</text:p>
      <text:p text:style-name="P25">Sinceramente nose como hacerlo, busque mil veces en internet y no siempre me sale.</text:p>
      <text:p text:style-name="P25">Supuestamente tenes que ir a la app de Expo en el celu, y de ahi abrir la app tuya que estes haciendo. Una vez ahi deberias agitar el celu (si, quedas como una boluda, pero posta que a veces funciona) y te aparece un menu con opciones, ahi tocas en <text:span text:style-name="T31">Debug JS Remotlely.</text:span></text:p>
      <text:p text:style-name="P25">IMPORTANTE: tenes que tener el production mode desactivado para que te aparezca el menu en agitar. Esto es en el metro bundler, ponelo en off.</text:p>
      <text:p text:style-name="P25"/>
      <text:p text:style-name="P26">Nota: el debugger hace que la app sea mas lenta cuando la probamos en el celu, por lo que si ves que la app se pone pesada cuando la ejecutas en el celu desactiva el debugger y probala, y cuando termines volvelo a activar si queres, cosa de que no se ponga tan lenta.</text:p>
      <text:p text:style-name="P26">Para desactivar el debugger: agitar el celu hasta que aparece el menu y tocar en Stop Remote JS Debugging. </text:p>
      <text:p text:style-name="P26"/>
      <text:p text:style-name="P27">Cartel amarillo de advertencia:</text:p>
      <text:p text:style-name="P27">Cuando hay alguna advertencia de error o algo asi aparece debajo de la app un cartel amarillo, que permite elegir disable o ampliar el error. Si se pone molesto porque la app funciona igual se puede deshabilitar, poniendo en el archivo principal (generalmente el App.js):</text:p>
      <text:p text:style-name="P27"><text:span text:style-name="T28">console</text:span><text:span text:style-name="T14">.</text:span><text:span text:style-name="T4">disableYellowBox</text:span><text:span text:style-name="T14"> = [</text:span><text:span text:style-name="T17">'Remote debugger'</text:span><text:span text:style-name="T14">];</text:span></text:p>
      <text:p text:style-name="P25"/>
      <text:p text:style-name="P25"/>
      <text:p text:style-name="P32">Constructor y estados:</text:p>
      <text:p text:style-name="P32"/>
      <text:p text:style-name="P34">En el App.js siempre se pone un constructor en donde se definen los estados que tiene el componente (creo).</text:p>
      <text:p text:style-name="P34">En el constructor se pone un metodo super() que hereda del componente de React.</text:p>
      <text:p text:style-name="P34">Tambien se ponen los estados: this.state = {nombre_del_estado: valor_del_estado};</text:p>
      <text:p text:style-name="P34">Ejemplo:</text:p>
      <text:p text:style-name="P21"><text:span text:style-name="T21">constructor</text:span>() {</text:p>
      <text:p text:style-name="P11"><text:span text:style-name="T21">super</text:span>();</text:p>
      <text:p text:style-name="P11"><text:span text:style-name="T23">this</text:span>.<text:span text:style-name="T2">state</text:span> = { <text:span text:style-name="T15">nombre</text:span>: <text:span text:style-name="T15">'</text:span><text:span text:style-name="T18">hola</text:span><text:span text:style-name="T15">'</text:span> };</text:p>
      <text:p text:style-name="P11">}</text:p>
      <text:p text:style-name="P34">Para acceder a los estados, se usan llaves {} porque es un componente de javascript, y entre ellas se escribe this.state.nombre_del_estado.</text:p>
      <text:p text:style-name="P35"><text:span text:style-name="T11">Ejemplo: </text:span><text:span text:style-name="T26">&lt;</text:span><text:span text:style-name="T28">Text</text:span><text:span text:style-name="T26">&gt;</text:span><text:span text:style-name="T24">{this</text:span><text:span text:style-name="T14">.</text:span><text:span text:style-name="T4">state</text:span><text:span text:style-name="T14">.</text:span><text:span text:style-name="T4">nombre</text:span><text:span text:style-name="T24">}</text:span><text:span text:style-name="T26">&lt;/</text:span><text:span text:style-name="T28">Text</text:span><text:span text:style-name="T26">&gt;</text:span></text:p>
      <text:p text:style-name="P33"/>
      <text:p text:style-name="P34"/>
      <text:p text:style-name="P34"/>
      <text:p text:style-name="P34"/>
      <text:p text:style-name="P34"/>
      <text:p text:style-name="P36"><text:soft-page-break/>React-Navigation:</text:p>
      <text:p text:style-name="P36"/>
      <text:p text:style-name="P38">Se usa para la navegacion (evidentemente). Basicamente como que se encarga de las pantallas (screens) que van aparenciendo en la app.</text:p>
      <text:p text:style-name="P36"><text:span text:style-name="T32">Nota: </text:span>Cada vez que crees un proyecto tenes que agregarle sus propias dependencias (eslint, react-navigation, etc). Un embole, pero es asi. <text:span text:style-name="T32">Asi que hay que agregar todo.</text:span></text:p>
      <text:p text:style-name="P36"/>
      <text:p text:style-name="P36">Para el react-navigation:</text:p>
      <text:p text:style-name="P36">npm install nomeacuerdo</text:p>
      <text:p text:style-name="P36"/>
      <text:p text:style-name="P44">La version de los videos del curso es una anterior, a partir de react navigation 3 se cambian varias cosas, hay que usar las que estan aca (o en los comentarios del curso).</text:p>
      <text:p text:style-name="P47"><text:span text:style-name="T36">Para ver la documentacion de react navigation 3: </text:span><text:a xlink:type="simple" xlink:href="https://reactnavigation.org/docs/en/getting-started.html" text:style-name="Internet_20_link" text:visited-style-name="Visited_20_Internet_20_Link">https://reactnavigation.org/docs/en/getting-started.html</text:a></text:p>
      <text:p text:style-name="P36"/>
      <text:p text:style-name="P44">Stack-navigation:</text:p>
      <text:p text:style-name="P44">Se utilizan rutas para navegar de screen en screen.</text:p>
      <text:p text:style-name="P36"/>
      <text:p text:style-name="P36">En el App.js :</text:p>
      <text:p text:style-name="P16"><text:span text:style-name="T29">import</text:span> { <text:span text:style-name="T2">createAppContainer</text:span> } <text:span text:style-name="T29">from</text:span> <text:span text:style-name="T15">'react-navigation'</text:span>;</text:p>
      <text:p text:style-name="P16"><text:span text:style-name="T23">const</text:span> <text:span text:style-name="T2">RutaNoAutenticada</text:span> = <text:span text:style-name="T21">createAppContainer</text:span>(<text:span text:style-name="T2">RutasNoAutenticadas</text:span>);</text:p>
      <text:p text:style-name="P16"/>
      <text:p text:style-name="P36">En el RutasNoAutenticadas.js :</text:p>
      <text:p text:style-name="P17"><text:span text:style-name="T29">import</text:span> { <text:span text:style-name="T2">createStackNavigator</text:span> } <text:span text:style-name="T29">from</text:span> <text:span text:style-name="T15">'react-navigation'</text:span>;</text:p>
      <text:p text:style-name="P17"><text:span text:style-name="T23">const</text:span> <text:span text:style-name="T21">SignIn</text:span> = (<text:span text:style-name="T2">props</text:span>) <text:span text:style-name="T23">=&gt;</text:span> {</text:p>
      <text:p text:style-name="P11"><text:span text:style-name="T27">console</text:span>.<text:span text:style-name="T21">log</text:span>(<text:span text:style-name="T2">props</text:span>);</text:p>
      <text:p text:style-name="P11"><text:span text:style-name="T29">return</text:span> <text:span text:style-name="T25">&lt;</text:span><text:span text:style-name="T27">Text</text:span><text:span text:style-name="T25">&gt;</text:span>Signin<text:span text:style-name="T25">&lt;/</text:span><text:span text:style-name="T27">Text</text:span><text:span text:style-name="T25">&gt;</text:span>;</text:p>
      <text:p text:style-name="P11">};</text:p>
      <text:p text:style-name="P11"><text:span text:style-name="T23">const</text:span> <text:span text:style-name="T21">SignUp</text:span> = () <text:span text:style-name="T23">=&gt;</text:span> <text:span text:style-name="T25">&lt;</text:span><text:span text:style-name="T27">Text</text:span><text:span text:style-name="T25">&gt;</text:span>Signup<text:span text:style-name="T25">&lt;/</text:span><text:span text:style-name="T27">Text</text:span><text:span text:style-name="T25">&gt;</text:span>;</text:p>
      <text:p text:style-name="P37"/>
      <text:p text:style-name="P11"><text:span text:style-name="T23">const</text:span> <text:span text:style-name="T2">RutasNoAutenticadas</text:span> = <text:span text:style-name="T21">createStackNavigator</text:span>({</text:p>
      <text:p text:style-name="P11"><text:span text:style-name="T15">SignIn</text:span>: {</text:p>
      <text:p text:style-name="P11"><text:span text:style-name="T15">screen</text:span>: <text:span text:style-name="T2">SignIn</text:span>,</text:p>
      <text:p text:style-name="P11">},</text:p>
      <text:p text:style-name="P11"><text:span text:style-name="T15">SignUn</text:span>: {</text:p>
      <text:p text:style-name="P11"><text:span text:style-name="T15">screen</text:span>: <text:span text:style-name="T2">SignUp</text:span>,</text:p>
      <text:p text:style-name="P11">},</text:p>
      <text:p text:style-name="P11">});</text:p>
      <text:p text:style-name="P7"/>
      <text:p text:style-name="P38">Navigate VS goBack:</text:p>
      <text:p text:style-name="P38"/>
      <text:p text:style-name="P41">navigate() se utiliza para navegar hacia una nueva ruta (la que le pasamos por parametro).</text:p>
      <text:p text:style-name="P40">navigation.navigate('SignIn');</text:p>
      <text:p text:style-name="P40"/>
      <text:p text:style-name="P41">El problema es que introduce una nueva capa por encima de las que ya existian, entonces si usamos siempre navigate nos va a ir agregando una capa tras otra constantemente, lo cual no es lo optimo (calculo que lo hace mas lento o algo asi, o capaz no es una buena practica solamente).</text:p>
      <text:p text:style-name="P41">Es por esto que cuando se quiere volver a una screen anterior conviene usar goBack() que como su nombre lo dice vuelve atrás en vez de agregar una ruta nueva (no se le pasan parametros porque no hay que especificar a que ruta ir, vuelve hacia atrás solamente)</text:p>
      <text:p text:style-name="P11"><text:span text:style-name="T2">navigation</text:span>.<text:span text:style-name="T21">goBack</text:span>();</text:p>
      <text:p text:style-name="P38"/>
      <text:p text:style-name="P44">Tab Navigation:</text:p>
      <text:p text:style-name="P44"><text:soft-page-break/>A diferencia del Stack navigation, en el Tab se inician todas las screen al mismo tiempo, y se va pasando de una a otra. Es como un menu de opciones digamos, no se agregan capaz sino que una desplaza a la otra.</text:p>
      <text:p text:style-name="P44">Para hacerlo:</text:p>
      <text:p text:style-name="P44">App.js:</text:p>
      <text:p text:style-name="P19"><text:span text:style-name="T30">import</text:span><text:span text:style-name="T35"> { </text:span><text:span text:style-name="T5">createStackNavigator</text:span><text:span text:style-name="T35">, </text:span><text:span text:style-name="T5">createAppContainer</text:span><text:span text:style-name="T35"> } </text:span><text:span text:style-name="T30">from</text:span><text:span text:style-name="T35"> </text:span><text:span text:style-name="T19">'react-navigation'</text:span><text:span text:style-name="T35">;</text:span></text:p>
      <text:p text:style-name="P11"><text:span text:style-name="T29">import</text:span> { <text:span text:style-name="T2">RutasAutenticadas</text:span> } <text:span text:style-name="T29">from</text:span> <text:span text:style-name="T15">'./Componentes/Autenticados/RutasAutenticadas'</text:span>;</text:p>
      <text:p text:style-name="P37"/>
      <text:p text:style-name="P11"><text:span text:style-name="T23">const</text:span> <text:span text:style-name="T2">RutaAutenticada</text:span> = <text:span text:style-name="T21">createAppContainer</text:span>(<text:span text:style-name="T2">RutasAutenticadas</text:span>);</text:p>
      <text:p text:style-name="P37"/>
      <text:p text:style-name="P11"><text:span text:style-name="T29">export</text:span> <text:span text:style-name="T29">default</text:span> <text:span text:style-name="T23">class</text:span> <text:span text:style-name="T27">App</text:span> <text:span text:style-name="T23">extends</text:span> <text:span text:style-name="T27">React</text:span>.<text:span text:style-name="T27">Component</text:span> {</text:p>
      <text:p text:style-name="P11"><text:span text:style-name="T21">render</text:span>() {</text:p>
      <text:p text:style-name="P11"><text:span text:style-name="T29">return</text:span> (</text:p>
      <text:p text:style-name="P11"><text:span text:style-name="T25">&lt;</text:span><text:span text:style-name="T27">View</text:span> <text:span text:style-name="T2">style</text:span>=<text:span text:style-name="T23">{</text:span><text:span text:style-name="T2">styles</text:span>.<text:span text:style-name="T2">container</text:span><text:span text:style-name="T23">}</text:span><text:span text:style-name="T25">&gt;</text:span></text:p>
      <text:p text:style-name="P11"><text:span text:style-name="T25">&lt;</text:span><text:span text:style-name="T27">RutaAutenticada</text:span> <text:span text:style-name="T25">/&gt;</text:span></text:p>
      <text:p text:style-name="P11"><text:span text:style-name="T25">&lt;/</text:span><text:span text:style-name="T27">View</text:span><text:span text:style-name="T25">&gt;</text:span></text:p>
      <text:p text:style-name="P11">);</text:p>
      <text:p text:style-name="P14">}</text:p>
      <text:p text:style-name="P44"/>
      <text:p text:style-name="P45">En RutasAutenticadas.js:</text:p>
      <text:p text:style-name="P20"><text:span text:style-name="T29">import</text:span> { <text:span text:style-name="T2">createBottomTabNavigator</text:span> } <text:span text:style-name="T29">from</text:span> <text:span text:style-name="T15">'react-navigation'</text:span>;</text:p>
      <text:p text:style-name="P11"><text:span text:style-name="T29">import</text:span> <text:span text:style-name="T2">Add</text:span> <text:span text:style-name="T29">from</text:span> <text:span text:style-name="T15">'./Add'</text:span>;</text:p>
      <text:p text:style-name="P11"><text:span text:style-name="T29">import</text:span> <text:span text:style-name="T2">Follow</text:span> <text:span text:style-name="T29">from</text:span> <text:span text:style-name="T15">'./Follow'</text:span>;</text:p>
      <text:p text:style-name="P11"><text:span text:style-name="T29">import</text:span> <text:span text:style-name="T2">Search</text:span> <text:span text:style-name="T29">from</text:span> <text:span text:style-name="T15">'./Search'</text:span>;</text:p>
      <text:p text:style-name="P11"><text:span text:style-name="T29">import</text:span> <text:span text:style-name="T2">Profile</text:span> <text:span text:style-name="T29">from</text:span> <text:span text:style-name="T15">'./Profile'</text:span>;</text:p>
      <text:p text:style-name="P11"><text:span text:style-name="T29">import</text:span> <text:span text:style-name="T2">Home</text:span> <text:span text:style-name="T29">from</text:span> <text:span text:style-name="T15">'./Home'</text:span>;</text:p>
      <text:p text:style-name="P37"/>
      <text:p text:style-name="P11"><text:span text:style-name="T23">const</text:span> <text:span text:style-name="T2">RutasAutenticadas</text:span> = <text:span text:style-name="T21">createBottomTabNavigator</text:span>(</text:p>
      <text:p text:style-name="P11">{</text:p>
      <text:p text:style-name="P11"><text:span text:style-name="T15">Home</text:span>: {</text:p>
      <text:p text:style-name="P11"><text:span text:style-name="T15">screen</text:span>: <text:span text:style-name="T2">Home</text:span>,</text:p>
      <text:p text:style-name="P11">},</text:p>
      <text:p text:style-name="P11"><text:span text:style-name="T15">Search</text:span>: {</text:p>
      <text:p text:style-name="P11"><text:span text:style-name="T15">screen</text:span>: <text:span text:style-name="T2">Search</text:span>,</text:p>
      <text:p text:style-name="P11">},</text:p>
      <text:p text:style-name="P11"><text:span text:style-name="T15">Add</text:span>: {</text:p>
      <text:p text:style-name="P11"><text:span text:style-name="T15">screen</text:span>: <text:span text:style-name="T2">Add</text:span>,</text:p>
      <text:p text:style-name="P11">},</text:p>
      <text:p text:style-name="P11"><text:span text:style-name="T15">Follow</text:span>: {</text:p>
      <text:p text:style-name="P11"><text:span text:style-name="T15">screen</text:span>: <text:span text:style-name="T2">Follow</text:span>,</text:p>
      <text:p text:style-name="P11">},</text:p>
      <text:p text:style-name="P11"><text:span text:style-name="T15">Profile</text:span>: {</text:p>
      <text:p text:style-name="P11"><text:span text:style-name="T15">screen</text:span>: <text:span text:style-name="T2">Profile</text:span>,</text:p>
      <text:p text:style-name="P11">},</text:p>
      <text:p text:style-name="P11">},</text:p>
      <text:p text:style-name="P11">);</text:p>
      <text:p text:style-name="P37"/>
      <text:p text:style-name="P11"><text:span text:style-name="T29">export</text:span> { <text:span text:style-name="T2">RutasAutenticadas</text:span> };</text:p>
      <text:p text:style-name="P45"/>
      <text:p text:style-name="P45">Como se ve, se usa <text:span text:style-name="T22">createBottomTabNavigator</text:span> en vez de <text:s/><text:span text:style-name="T22">TabNavigator.</text:span></text:p>
      <text:p text:style-name="P5"/>
      <text:p text:style-name="P4"><text:soft-page-break/>Navigation options:</text:p>
      <text:p text:style-name="P38"/>
      <text:p text:style-name="P38">Se pueden configurar opciones para la navegacion. <text:span text:style-name="T33">Esto se puede hacer de 2 formas: generica o en cada screen. Obviamente la generica es para todas las screen y la otra es para cada screen individual (daaa)</text:span></text:p>
      <text:p text:style-name="P41">Por ejemplo en cada screen:</text:p>
      <text:p text:style-name="P18"><text:span text:style-name="T15">SignUp</text:span>: {</text:p>
      <text:p text:style-name="P11"><text:span text:style-name="T15">screen</text:span>: <text:span text:style-name="T2">SignUp</text:span>,</text:p>
      <text:p text:style-name="P11"><text:span text:style-name="T15">navigationOptions</text:span>: {</text:p>
      <text:p text:style-name="P11"><text:span text:style-name="T15">title</text:span>: <text:span text:style-name="T15">'SignUp titulo desde la screen'</text:span>,</text:p>
      <text:p text:style-name="P11">},</text:p>
      <text:p text:style-name="P11">},</text:p>
      <text:p text:style-name="P41">title le asigna el nombre a esa screen</text:p>
      <text:p text:style-name="P41">Generico:</text:p>
      <text:p text:style-name="P18">{</text:p>
      <text:p text:style-name="P11"><text:span text:style-name="T15">defaultNavigationOptions</text:span>: {</text:p>
      <text:p text:style-name="P39">// Titulo generico para todos los screen:</text:p>
      <text:p text:style-name="P39">title: 'Título desde el StackNavigator',</text:p>
      <text:p text:style-name="P39">headerMode: 'none',</text:p>
      <text:p text:style-name="P11">},</text:p>
      <text:p text:style-name="P13">},</text:p>
      <text:p text:style-name="P41"/>
      <text:p text:style-name="P42">Nose por qu<text:span text:style-name="T34">e en un lugar usan navigationOptions y en otro defaultNavigationOptions pero bue, asi funciona.</text:span></text:p>
      <text:p text:style-name="P43">HeaderMode: ‘none’ lo que hace es sacar la cabecera que aparece siempre que navegas hacia una screen (que tiene el boton volver).</text:p>
      <text:p text:style-name="P43">Notese la diferencia entre el title generico y el title de cada screen. Siempre el de cada screen tiene prioridad, osea que el generico se usa solo si no hay un title definido en la screen. Esto ocurre para todas las propiedades, siempre tiene prioridad la de cada screen por sobre la generica (creo).</text:p>
      <text:p text:style-name="P1"/>
      <text:p text:style-name="P47"><text:span text:style-name="T36">createBottomTabNavigator tiene 2 parametros, RouteConfigs que son las opciones de arriba, Home, Search, etc. y despues BottomTabNavigatorConfig, donde van las configuraciones que queramos, podes verlas en la documentacion de react navigation (</text:span><text:a xlink:type="simple" xlink:href="https://reactnavigation.org/docs/en/getting-started.html" text:style-name="Internet_20_link" text:visited-style-name="Visited_20_Internet_20_Link">https://reactnavigation.org/docs/en/getting-started.html</text:a><text:span text:style-name="T36">)</text:span></text:p>
      <text:p text:style-name="P46"/>
      <text:p text:style-name="P48">Se puede importar un stack navigator dentro de otro. Por ejemplo Home es un stack navigator porque tiene muchas rutas hacia las cuales puedo ir, pero a su vez es un elemento de un tabNavigator (osea del principal que aparece abajo, que contiene Home, Search, etc). Entonces creas un stackNavigator llamado StackHome con sus respectiv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9:37:30.466035356</meta:creation-date>
    <dc:date>2019-04-14T23:32:14.620072282</dc:date>
    <meta:editing-duration>PT3H29M10S</meta:editing-duration>
    <meta:editing-cycles>8</meta:editing-cycles>
    <meta:generator>LibreOffice/5.1.6.2$Linux_X86_64 LibreOffice_project/10m0$Build-2</meta:generator>
    <meta:document-statistic meta:table-count="0" meta:image-count="0" meta:object-count="0" meta:page-count="6" meta:paragraph-count="181" meta:word-count="2152" meta:character-count="12937" meta:non-whitespace-character-count="10960"/>
  </office:meta>
</office:document-meta>
</file>